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487" officeooo:paragraph-rsid="001c9487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5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6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60c73" style:font-style-asian="normal" style:font-weight-asian="normal" style:font-style-complex="normal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633e9" officeooo:paragraph-rsid="001633e9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19670" officeooo:paragraph-rsid="00119670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feb8c" officeooo:paragraph-rsid="001feb8c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04779" officeooo:paragraph-rsid="00204779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af02b" officeooo:paragraph-rsid="001af02b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3abd9" officeooo:paragraph-rsid="0023abd9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56133" officeooo:paragraph-rsid="00256133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3d21" officeooo:paragraph-rsid="001b3d21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6421" officeooo:paragraph-rsid="001b6421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c9487" officeooo:paragraph-rsid="001c9487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e27df" officeooo:paragraph-rsid="001c9487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5d03d" officeooo:paragraph-rsid="0025d03d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73079" officeooo:paragraph-rsid="00273079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76cc7" officeooo:paragraph-rsid="00276cc7" style:font-style-asian="normal" style:font-weight-asian="normal" style:font-style-complex="normal" style:font-weight-complex="normal"/>
    </style:style>
    <style:style style:name="P35" style:family="paragraph" style:parent-style-name="Standard" style:list-style-name="L1" style:master-page-name="Standard">
      <style:paragraph-properties fo:text-align="start" style:justify-single-word="false" style:page-number="auto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T1" style:family="text">
      <style:text-properties officeooo:rsid="0012c9e7"/>
    </style:style>
    <style:style style:name="T2" style:family="text">
      <style:text-properties officeooo:rsid="00140dd0"/>
    </style:style>
    <style:style style:name="T3" style:family="text">
      <style:text-properties officeooo:rsid="00158115"/>
    </style:style>
    <style:style style:name="T4" style:family="text">
      <style:text-properties officeooo:rsid="00160c73"/>
    </style:style>
    <style:style style:name="T5" style:family="text">
      <style:text-properties officeooo:rsid="001633e9"/>
    </style:style>
    <style:style style:name="T6" style:family="text">
      <style:text-properties officeooo:rsid="0019c152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160c73" fo:background-color="#ffffff" loext:char-shading-value="0"/>
    </style:style>
    <style:style style:name="T9" style:family="text">
      <style:text-properties officeooo:rsid="001feb8c"/>
    </style:style>
    <style:style style:name="T10" style:family="text">
      <style:text-properties officeooo:rsid="00273079"/>
    </style:style>
    <style:style style:name="T11" style:family="text">
      <style:text-properties officeooo:rsid="00276c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6080562" text:style-name="L1">
        <text:list-item>
          <text:p text:style-name="P35">Planungsphase</text:p>
          <text:list>
            <text:list-item>
              <text:p text:style-name="P2">Regeln des Spiels</text:p>
              <text:list>
                <text:list-item>
                  <text:p text:style-name="P2">Bedingungen für den Sieg:</text:p>
                  <text:list>
                    <text:list-item>
                      <text:p text:style-name="P2">Hauptquartier des Gegners besetzen.</text:p>
                    </text:list-item>
                    <text:list-item>
                      <text:p text:style-name="P2">Alle gegnerischen Einheiten zerstören.</text:p>
                    </text:list-item>
                  </text:list>
                </text:list-item>
                <text:list-item>
                  <text:p text:style-name="P3">Ressourcen:</text:p>
                </text:list-item>
              </text:list>
            </text:list-item>
          </text:list>
        </text:list-item>
      </text:list>
      <text:list xml:id="list600183897" text:style-name="L2">
        <text:list-item>
          <text:list>
            <text:list-item>
              <text:list>
                <text:list-item>
                  <text:list>
                    <text:list-item>
                      <text:p text:style-name="P4">am Anfang der Runde wird ein fest eingestellter Betrag „Credits“ pro besetztem Gebäude ausgeschüttet</text:p>
                    </text:list-item>
                  </text:list>
                </text:list-item>
              </text:list>
            </text:list-item>
          </text:list>
        </text:list-item>
      </text:list>
      <text:list xml:id="list173838360237364" text:continue-list="list1786080562" text:style-name="L1">
        <text:list-item>
          <text:list>
            <text:list-item>
              <text:list>
                <text:list-item>
                  <text:p text:style-name="P2">Gebäude <text:span text:style-name="T4">besetzen</text:span>:</text:p>
                </text:list-item>
              </text:list>
            </text:list-item>
          </text:list>
        </text:list-item>
      </text:list>
      <text:list xml:id="list3821031882" text:style-name="L3">
        <text:list-item>
          <text:list>
            <text:list-item>
              <text:list>
                <text:list-item>
                  <text:list>
                    <text:list-item>
                      <text:p text:style-name="P7">nur Infanterie kann Gebäude einnehmen</text:p>
                    </text:list-item>
                    <text:list-item>
                      <text:p text:style-name="P7">Gebäude haben 20 Besatzungspunkte</text:p>
                    </text:list-item>
                    <text:list-item>
                      <text:p text:style-name="P7">wird der Befehl zum Besetzen gegeben, dann werden die aktuellen Lebenspunkte der Einheit von den Besatzungspunkten abgezogen (im optimalen Fall dauert es <text:s/><text:span text:style-name="T4">zwei</text:span> Runden, um ein Gebäude einzunehmen)</text:p>
                    </text:list-item>
                    <text:list-item>
                      <text:p text:style-name="P7">keine weiteren Aktionen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173838410107010" text:continue-list="list173838360237364" text:style-name="L1">
        <text:list-item>
          <text:list>
            <text:list-item>
              <text:list>
                <text:list-item>
                  <text:p text:style-name="P2">Bewegung:</text:p>
                </text:list-item>
              </text:list>
            </text:list-item>
          </text:list>
        </text:list-item>
      </text:list>
      <text:list xml:id="list4267738433" text:style-name="L4">
        <text:list-item>
          <text:list>
            <text:list-item>
              <text:list>
                <text:list-item>
                  <text:list>
                    <text:list-item>
                      <text:p text:style-name="P12">nur einmal pro Runde</text:p>
                    </text:list-item>
                    <text:list-item>
                      <text:p text:style-name="P12">nur auf erlaubtem Terrain (z.B. Seeeinheiten nur im Wasser)</text:p>
                    </text:list-item>
                    <text:list-item>
                      <text:p text:style-name="P12">immer vor dem Kampf/<text:span text:style-name="T2">Besetzung</text:span>, danach nicht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173839343846241" text:continue-list="list173838410107010" text:style-name="L1">
        <text:list-item>
          <text:list>
            <text:list-item>
              <text:list>
                <text:list-item>
                  <text:p text:style-name="P2">Kampf:</text:p>
                </text:list-item>
              </text:list>
            </text:list-item>
          </text:list>
        </text:list-item>
      </text:list>
      <text:list xml:id="list106241901" text:style-name="L5">
        <text:list-item>
          <text:list>
            <text:list-item>
              <text:list>
                <text:list-item>
                  <text:list>
                    <text:list-item>
                      <text:p text:style-name="P13">der Angreifer verursacht Schaden, sofern der Verteidiger danach noch am Leben ist, schießt er zurück</text:p>
                    </text:list-item>
                    <text:list-item>
                      <text:p text:style-name="P13">manche Einheiten können nur schießen, wenn sie sich vorher nicht bewegt haben (z.B. Artillerie)</text:p>
                    </text:list-item>
                    <text:list-item>
                      <text:p text:style-name="P13">es gilt ein Stein-Schere-Papier Prinzip: manche Einheiten sind besonders stark gegen den einen Truppentyp, aber dafür besonders schwach gegen einen anderen</text:p>
                    </text:list-item>
                  </text:list>
                </text:list-item>
              </text:list>
            </text:list-item>
          </text:list>
        </text:list-item>
      </text:list>
      <text:list xml:id="list173839620609200" text:continue-list="list173839343846241" text:style-name="L1">
        <text:list-item>
          <text:list>
            <text:list-item>
              <text:list>
                <text:list-item>
                  <text:p text:style-name="P2">Versorgung:</text:p>
                </text:list-item>
              </text:list>
            </text:list-item>
          </text:list>
        </text:list-item>
      </text:list>
      <text:list xml:id="list737893568" text:style-name="L6">
        <text:list-item>
          <text:list>
            <text:list-item>
              <text:list>
                <text:list-item>
                  <text:list>
                    <text:list-item>
                      <text:p text:style-name="P15">die Truppentransporter<text:span text:style-name="T7"> </text:span><text:span text:style-name="T8">(auch See?)</text:span> verfügen auch über die Fähigkeit Einheiten in einem der vier angrenzenden Felder mit Munition und Sprit zu versorgen</text:p>
                    </text:list-item>
                    <text:list-item>
                      <text:p text:style-name="P15">dies geschieht entweder auf Befehl oder automatisch am Anfang einer Runde</text:p>
                    </text:list-item>
                    <text:list-item>
                      <text:p text:style-name="P18">steht eine Einheit auf einem, vom eigenen Team besetzten, Gebäude werden automatisch am Anfang der Runde Sprit und Munition aufgefüllt</text:p>
                    </text:list-item>
                    <text:list-item>
                      <text:p text:style-name="P15">kostenlos</text:p>
                    </text:list-item>
                  </text:list>
                </text:list-item>
              </text:list>
            </text:list-item>
          </text:list>
        </text:list-item>
      </text:list>
      <text:list xml:id="list173838583101415" text:continue-list="list173839620609200" text:style-name="L1">
        <text:list-item>
          <text:list>
            <text:list-item>
              <text:list>
                <text:list-item>
                  <text:p text:style-name="P2">Sprit:</text:p>
                </text:list-item>
              </text:list>
            </text:list-item>
          </text:list>
        </text:list-item>
      </text:list>
      <text:list xml:id="list2305348529" text:style-name="L7">
        <text:list-item>
          <text:list>
            <text:list-item>
              <text:list>
                <text:list-item>
                  <text:list>
                    <text:list-item>
                      <text:p text:style-name="P19">wird bei Bewegung abgezogen</text:p>
                    </text:list-item>
                    <text:list-item>
                      <text:p text:style-name="P8">abhängig von Terrain und Wetter</text:p>
                    </text:list-item>
                    <text:list-item>
                      <text:p text:style-name="P19">manche Einheiten verbrauchen Sprit auch am Anfang der Runde, z.B. ein Helikopter um in der Luft zu bleiben</text:p>
                    </text:list-item>
                    <text:list-item>
                      <text:p text:style-name="P9">wenn der Sprit leer ist:</text:p>
                      <text:list>
                        <text:list-item>
                          <text:p text:style-name="P9">Landfahrzeuge können sich nicht mehr bewegen, aber wieder aufgetankt werden</text:p>
                        </text:list-item>
                        <text:list-item>
                          <text:p text:style-name="P9">Lufteinheiten stürzen ab und gelten als zerstört</text:p>
                        </text:list-item>
                        <text:list-item>
                          <text:p text:style-name="P9">Seeeinheiten gehen unter und gelten als zerstört</text:p>
                        </text:list-item>
                      </text:list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  <text:list xml:id="list173838137826940" text:continue-list="list173838583101415" text:style-name="L1">
        <text:list-item>
          <text:list>
            <text:list-item>
              <text:list>
                <text:list-item>
                  <text:p text:style-name="P2">Munition:</text:p>
                </text:list-item>
              </text:list>
            </text:list-item>
          </text:list>
        </text:list-item>
      </text:list>
      <text:list xml:id="list567867238" text:style-name="L8">
        <text:list-item>
          <text:list>
            <text:list-item>
              <text:list>
                <text:list-item>
                  <text:list>
                    <text:list-item>
                      <text:p text:style-name="P10">wird verbraucht, wenn das Hauptgeschütz abgefeuert wird</text:p>
                    </text:list-item>
                    <text:list-item>
                      <text:p text:style-name="P10">ist die Munition verbraucht, kann die Einheit nicht mehr angreifen</text:p>
                    </text:list-item>
                    <text:list-item>
                      <text:p text:style-name="P10">manche Einheiten verfügen über eine zweite Waffe, z.B. der Panzer kann sein MG verwenden, wenn die Munition des Hauptgeschütz verbraucht ist</text:p>
                    </text:list-item>
                    <text:list-item>
                      <text:p text:style-name="P16">manche Einheiten benötigen keine Munition (fügen dafür aber weniger Schaden <text:span text:style-name="T6">zu</text:span>)</text:p>
                    </text:list-item>
                    <text:list-item>
                      <text:p text:style-name="P21">das Hauptgeschütz wird nur verwendet, wenn es Sinn macht (z.B. Panzer gegen <text:soft-page-break/>Panzer macht Sinn, aber Panzer gegen Infanterie macht keinen Sinn, daher wird dann das MG des Panzer verwendet)</text:p>
                    </text:list-item>
                  </text:list>
                </text:list-item>
              </text:list>
            </text:list-item>
          </text:list>
        </text:list-item>
      </text:list>
      <text:list xml:id="list173839700622648" text:continue-list="list173838137826940" text:style-name="L1">
        <text:list-item>
          <text:list>
            <text:list-item>
              <text:list>
                <text:list-item>
                  <text:p text:style-name="P2">Produktion von Einheiten:</text:p>
                </text:list-item>
              </text:list>
            </text:list-item>
          </text:list>
        </text:list-item>
      </text:list>
      <text:list xml:id="list288893741" text:style-name="L9">
        <text:list-item>
          <text:list>
            <text:list-item>
              <text:list>
                <text:list-item>
                  <text:list>
                    <text:list-item>
                      <text:p text:style-name="P17">am Flughafen, <text:span text:style-name="T3">Hafen bzw. in der Fabrik können Einheiten gegen „Credits“ erworben werden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38502161457" text:continue-list="list173839700622648" text:style-name="L1">
        <text:list-item>
          <text:list>
            <text:list-item>
              <text:list>
                <text:list-item>
                  <text:p text:style-name="P11">Zusammenlegen von Einheiten:</text:p>
                </text:list-item>
              </text:list>
            </text:list-item>
          </text:list>
        </text:list-item>
      </text:list>
      <text:list xml:id="list727517343" text:style-name="L10">
        <text:list-item>
          <text:list>
            <text:list-item>
              <text:list>
                <text:list-item>
                  <text:list>
                    <text:list-item>
                      <text:p text:style-name="P5">zwei Einheiten desselben Typs können zusammengelegt werden</text:p>
                    </text:list-item>
                    <text:list-item>
                      <text:p text:style-name="P5">dabei werden die momentanen Lebenspunkte addiert</text:p>
                    </text:list-item>
                    <text:list-item>
                      <text:p text:style-name="P5">die Lebenspunkte können allerdings zehn nicht übersteigen</text:p>
                    </text:list-item>
                    <text:list-item>
                      <text:p text:style-name="P5">die „neue“ Einheit kann danach keine Aktionen mehr ausführen</text:p>
                    </text:list-item>
                    <text:list-item>
                      <text:p text:style-name="P5">ABER: es ist möglich, dass Einheit A die ihr zur Verfügung stehenden Aktionen ausführt und dann kann Einheit B trotzdem noch den Befehl zum zusammenlegen geben</text:p>
                    </text:list-item>
                  </text:list>
                </text:list-item>
              </text:list>
            </text:list-item>
          </text:list>
        </text:list-item>
      </text:list>
      <text:list xml:id="list173837743273621" text:continue-list="list173838502161457" text:style-name="L1">
        <text:list-item>
          <text:list>
            <text:list-item>
              <text:list>
                <text:list-item>
                  <text:p text:style-name="P11">Wiederauffüllen der Lebenspunkte von Einheiten:</text:p>
                </text:list-item>
              </text:list>
            </text:list-item>
          </text:list>
        </text:list-item>
      </text:list>
      <text:list xml:id="list532526568" text:style-name="L11">
        <text:list-item>
          <text:list>
            <text:list-item>
              <text:list>
                <text:list-item>
                  <text:list>
                    <text:list-item>
                      <text:p text:style-name="P6">befindet sich eine Einheit am Anfang einer Runde auf einem, von ihrem Team besetzten, Gebäude, dann werden zwei Lebenspunkte wieder hergestellt</text:p>
                    </text:list-item>
                    <text:list-item>
                      <text:p text:style-name="P6">dabei werden Anteilig die Kosten <text:span text:style-name="T4">abgezogen (Kostet die Einheit also 5000 Credits, dann kostet das Wiederauffüllen 1000 Credits)</text:span></text:p>
                    </text:list-item>
                    <text:list-item>
                      <text:p text:style-name="P20">reichen die Credits nicht aus, werden die Lebenspunkte nicht aufgefüllt</text:p>
                    </text:list-item>
                  </text:list>
                </text:list-item>
              </text:list>
            </text:list-item>
          </text:list>
        </text:list-item>
      </text:list>
      <text:list xml:id="list173838353954313" text:continue-list="list173837743273621" text:style-name="L1">
        <text:list-item>
          <text:list>
            <text:list-item>
              <text:p text:style-name="P2">Was macht man eigentlich?</text:p>
              <text:list>
                <text:list-item>
                  <text:p text:style-name="P2">Ich guck mir die Karte an und suche POI, wo wird es abgehen und welche generellen Taktiken machen hier Sinn</text:p>
                </text:list-item>
                <text:list-item>
                  <text:p text:style-name="P22">Ich ziehe meine Einheiten kontinuierlich in Richtung des HQ des Gegners.</text:p>
                </text:list-item>
                <text:list-item>
                  <text:p text:style-name="P22">Bei Kämpfen greift immer zuerst die Artillerie die wertvollen Ziele des Gegners an.</text:p>
                </text:list-item>
                <text:list-item>
                  <text:p text:style-name="P22">Bei Kämpfen bewerte ich das Verhältnis von wie viel Schaden machen ich zu wie viel Schaden erhalte ich. Danach wähle ich aus, wer wen angreift.</text:p>
                </text:list-item>
                <text:list-item>
                  <text:p text:style-name="P22">Ich versuche meine Einheiten so aufzustellen, dass die <text:span text:style-name="T1">wertvollen</text:span> Einheiten möglichst nicht angreifbar sind oder sehr wenig Schaden nehmen.</text:p>
                </text:list-item>
                <text:list-item>
                  <text:p text:style-name="P22">Ich ziehe die Einheiten, die sowieso nicht angreifen können immer zuerst. Dabei wähle ich eine Reihenfolge, bei der die wichtigen Einheiten am weitesten vorankommen.</text:p>
                </text:list-item>
                <text:list-item>
                  <text:p text:style-name="P22">Ich produziere <text:span text:style-name="T5">am Anfang des Spiels</text:span><text:span text:style-name="T5"><text:page-count>4</text:page-count></text:span> Infanterie und <text:span text:style-name="T1">Truppentransporter</text:span> um so viele Gebäude wie möglich so schnell wie möglich einzunehmen, erst dann fange ich an meine Einheiten zu spezialisieren.</text:p>
                </text:list-item>
                <text:list-item>
                  <text:p text:style-name="P22">Am Ende der Runde produziere ich neue Einheiten. Da ich zu diesem Zeitpunkt wahrscheinlich mehr über die gegnerische Truppenzusammensetzung weiß und dadurch besser auswählen kann, welche Einheiten sinnvoller sind.</text:p>
                </text:list-item>
                <text:list-item>
                  <text:p text:style-name="P14">Ich versuche stets sinnvolle Trupps zu bilden: z.B. 3 Panzer + 1 Artillerie, 1 Bomber + 1 Abfangjäger, 1 schwerer Kreuzer + 2 Kreuzer + 1 U-Boot, …</text:p>
                </text:list-item>
                <text:list-item>
                  <text:p text:style-name="P14">Ich versuche stets zu verhindern, dass der Gegner Gebäude einnimmt, bzw. versuche den Prozess zu verlangsamen, indem ich die einnehmenden Infanteristen bevorzugt angreife.</text:p>
                </text:list-item>
              </text:list>
            </text:list-item>
            <text:list-item>
              <text:p text:style-name="P2"><text:span text:style-name="T9">Strategien</text:span>:</text:p>
              <text:list>
                <text:list-item>
                  <text:p text:style-name="P23">bunter mix</text:p>
                </text:list-item>
                <text:list-item>
                  <text:p text:style-name="P2">nur Infanterie</text:p>
                </text:list-item>
                <text:list-item>
                  <text:p text:style-name="P2">nur Panzer und Luftabwehr</text:p>
                </text:list-item>
                <text:list-item>
                  <text:p text:style-name="P2">nur Lufteinheiten (macht das überhaupt Sinn?)</text:p>
                </text:list-item>
                <text:list-item>
                  <text:p text:style-name="P2">nur Seeeinheiten (macht das überhaupt Sinn?)</text:p>
                </text:list-item>
                <text:list-item>
                  <text:p text:style-name="P2">hinterrücks das Hauptquartier angreifen</text:p>
                </text:list-item>
                <text:list-item>
                  <text:p text:style-name="P2"/>
                </text:list-item>
              </text:list>
            </text:list-item>
            <text:list-item>
              <text:p text:style-name="P23">Taktiken:</text:p>
              <text:list>
                <text:list-item>
                  <text:p text:style-name="P23">Gebäude blockieren</text:p>
                </text:list-item>
                <text:list-item>
                  <text:p text:style-name="P24"><text:soft-page-break/>Aufklärung verstärken</text:p>
                </text:list-item>
                <text:list-item>
                  <text:p text:style-name="P24"/>
                </text:list-item>
              </text:list>
            </text:list-item>
            <text:list-item>
              <text:p text:style-name="P25">Befehlsstruktur:</text:p>
              <text:list>
                <text:list-item>
                  <text:p text:style-name="P25">Befehle des Generals</text:p>
                  <text:list>
                    <text:list-item>
                      <text:p text:style-name="P26">Strategie ändern</text:p>
                    </text:list-item>
                    <text:list-item>
                      <text:p text:style-name="P27">Einheiten bauen und zuweisen</text:p>
                    </text:list-item>
                    <text:list-item>
                      <text:p text:style-name="P28"/>
                    </text:list-item>
                  </text:list>
                </text:list-item>
                <text:list-item>
                  <text:p text:style-name="P25">Befehle der Truppe</text:p>
                  <text:list>
                    <text:list-item>
                      <text:p text:style-name="P28">Vorrücken</text:p>
                    </text:list-item>
                    <text:list-item>
                      <text:p text:style-name="P29">An Position sammeln</text:p>
                    </text:list-item>
                    <text:list-item>
                      <text:p text:style-name="P28">Position halten</text:p>
                    </text:list-item>
                    <text:list-item>
                      <text:p text:style-name="P28">Auf Nachschub warten</text:p>
                    </text:list-item>
                    <text:list-item>
                      <text:p text:style-name="P29">Heilen</text:p>
                    </text:list-item>
                    <text:list-item>
                      <text:p text:style-name="P29">POI besetzen</text:p>
                    </text:list-item>
                    <text:list-item>
                      <text:p text:style-name="P29">Rückzug</text:p>
                    </text:list-item>
                    <text:list-item>
                      <text:p text:style-name="P29"/>
                    </text:list-item>
                  </text:list>
                </text:list-item>
                <text:list-item>
                  <text:p text:style-name="P25">Befehle der Einheit</text:p>
                  <text:list>
                    <text:list-item>
                      <text:p text:style-name="P25">Bewegen</text:p>
                    </text:list-item>
                    <text:list-item>
                      <text:p text:style-name="P25">Warten</text:p>
                    </text:list-item>
                    <text:list-item>
                      <text:p text:style-name="P25">Angreifen</text:p>
                    </text:list-item>
                    <text:list-item>
                      <text:p text:style-name="P25">Besetzen</text:p>
                    </text:list-item>
                    <text:list-item>
                      <text:p text:style-name="P25">Einladen</text:p>
                    </text:list-item>
                    <text:list-item>
                      <text:p text:style-name="P25">Ausladen</text:p>
                    </text:list-item>
                    <text:list-item>
                      <text:p text:style-name="P25">Versorgen</text:p>
                    </text:list-item>
                    <text:list-item>
                      <text:p text:style-name="P25"/>
                    </text:list-item>
                  </text:list>
                </text:list-item>
                <text:list-item>
                  <text:p text:style-name="P25">Points of interest</text:p>
                  <text:list>
                    <text:list-item>
                      <text:p text:style-name="P26">HQ</text:p>
                    </text:list-item>
                    <text:list-item>
                      <text:p text:style-name="P26">Konfliktzentren</text:p>
                    </text:list-item>
                    <text:list-item>
                      <text:p text:style-name="P26">Versorgungszentren</text:p>
                    </text:list-item>
                  </text:list>
                </text:list-item>
              </text:list>
            </text:list-item>
            <text:list-item>
              <text:p text:style-name="P29">Einheitenranking:</text:p>
              <text:list>
                <text:list-item>
                  <text:p text:style-name="P27">Artillerieeinheiten</text:p>
                </text:list-item>
                <text:list-item>
                  <text:p text:style-name="P27">Lufteinheiten</text:p>
                </text:list-item>
                <text:list-item>
                  <text:p text:style-name="P27">Luftabwehr</text:p>
                </text:list-item>
                <text:list-item>
                  <text:p text:style-name="P27">Panzer</text:p>
                </text:list-item>
                <text:list-item>
                  <text:p text:style-name="P27">Panzerabwehrschütze</text:p>
                </text:list-item>
                <text:list-item>
                  <text:p text:style-name="P27">Aufklärung/Versorgung</text:p>
                </text:list-item>
                <text:list-item>
                  <text:p text:style-name="P27">Infanterie</text:p>
                </text:list-item>
              </text:list>
            </text:list-item>
          </text:list>
        </text:list-item>
        <text:list-item>
          <text:p text:style-name="P2">Implementierungsphase</text:p>
          <text:list>
            <text:list-item>
              <text:p text:style-name="P26">Programmstruktur</text:p>
              <text:list>
                <text:list-item>
                  <text:p text:style-name="P26">MVC</text:p>
                </text:list-item>
                <text:list-item>
                  <text:p text:style-name="P26">Wo klebt die AI</text:p>
                </text:list-item>
                <text:list-item>
                  <text:p text:style-name="P26">Was weiß die AI</text:p>
                </text:list-item>
                <text:list-item>
                  <text:p text:style-name="P32">Was macht die AI?</text:p>
                  <text:list>
                    <text:list-item>
                      <text:p text:style-name="P32">Situation analysieren</text:p>
                      <text:list>
                        <text:list-item>
                          <text:p text:style-name="P32">Wie viele Gegner kann ich sehen?</text:p>
                        </text:list-item>
                        <text:list-item>
                          <text:p text:style-name="P32"/>
                        </text:list-item>
                      </text:list>
                    </text:list-item>
                    <text:list-item>
                      <text:p text:style-name="P32">Entscheidungen treffen</text:p>
                      <text:list>
                        <text:list-item>
                          <text:p text:style-name="P32">Wen will ich angreifen?</text:p>
                        </text:list-item>
                        <text:list-item>
                          <text:p text:style-name="P32">Wen bringe ich in Position/bewege ich vorwärts? </text:p>
                        </text:list-item>
                        <text:list-item>
                          <text:p text:style-name="P32">Wen schütze ich?</text:p>
                        </text:list-item>
                        <text:list-item>
                          <text:p text:style-name="P34">Aus 1-3 folgt Zielfelder für die einzelnen Einheiten festlegen, dabei sollte auch berücksichtigt werden, dass Einheiten Felder frei machen müssen, damit <text:soft-page-break/>andere Einheiten dorthin ziehen können.</text:p>
                        </text:list-item>
                      </text:list>
                    </text:list-item>
                    <text:list-item>
                      <text:p text:style-name="P32">Einheiten ziehen</text:p>
                      <text:list>
                        <text:list-item>
                          <text:p text:style-name="P32">Optimale Reihenfolge festlegen.</text:p>
                        </text:list-item>
                        <text:list-item>
                          <text:p text:style-name="P32">Züge ausführen <text:span text:style-name="T10">(mit events gelöst, um die Animationen ablaufen lassen zu können)</text:span></text:p>
                          <text:list>
                            <text:list-item>
                              <text:p text:style-name="P33">Einheit auswählen</text:p>
                            </text:list-item>
                            <text:list-item>
                              <text:p text:style-name="P33">Bewegungsbefehl</text:p>
                            </text:list-item>
                            <text:list-item>
                              <text:p text:style-name="P33">Aktionen</text:p>
                            </text:list-item>
                            <text:list-item>
                              <text:p text:style-name="P33">zurück zu 1.</text:p>
                            </text:list-item>
                            <text:list-item>
                              <text:p text:style-name="P33">haben alle Einheiten agiert, zum nächsten Punk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Neue Einheiten kaufen</text:p>
                      <text:list>
                        <text:list-item>
                          <text:p text:style-name="P32">Welche Trupps müssen aufgefüllt werden?</text:p>
                        </text:list-item>
                        <text:list-item>
                          <text:p text:style-name="P3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Klassendiagramm für die KI</text:p>
            </text:list-item>
            <text:list-item>
              <text:p text:style-name="P26">Interfaces, Vererbung usw</text:p>
            </text:list-item>
          </text:list>
        </text:list-item>
        <text:list-item>
          <text:p text:style-name="P2">Testphase</text:p>
          <text:list>
            <text:list-item>
              <text:p text:style-name="P26">mehrere unterschiedliche Karten erstellen (Leveleditor)</text:p>
            </text:list-item>
            <text:list-item>
              <text:p text:style-name="P26"/>
            </text:list-item>
          </text:list>
        </text:list-item>
        <text:list-item>
          <text:p text:style-name="P30">Schreiben, schreiben, schreiben</text:p>
          <text:list>
            <text:list-item>
              <text:p text:style-name="P31"/>
            </text:list-item>
          </text:list>
        </text:list-item>
      </text:list>
      <text:p text:style-name="P1"/>
      <text:p text:style-name="P1"/>
      <text:list xml:id="list173839160425557" text:continue-numbering="true" text:style-name="L1">
        <text:list-item>
          <text:p text:style-name="P2">Erwähnenswerte Proble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Lucida Sans Unicode" style:font-family-asian="'Lucida Sans Unicode'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ßberg</meta:initial-creator>
    <meta:creation-date>2011-10-19T17:11:44</meta:creation-date>
    <dc:date>2019-07-26T17:38:37.473000000</dc:date>
    <meta:editing-cycles>21</meta:editing-cycles>
    <meta:editing-duration>PT8H41M13S</meta:editing-duration>
    <meta:generator>LibreOffice/5.3.6.1$Windows_x86 LibreOffice_project/686f202eff87ef707079aeb7f485847613344eb7</meta:generator>
    <meta:document-statistic meta:table-count="0" meta:image-count="0" meta:object-count="0" meta:page-count="4" meta:paragraph-count="143" meta:word-count="1038" meta:character-count="6519" meta:non-whitespace-character-count="5755"/>
  </office:meta>
</office:document-meta>
</file>